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ff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color="#00ff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66" fo:text-shadow="none"/>
    </style:style>
    <style:style style:name="P3" style:family="paragraph">
      <style:text-properties fo:color="#0000ff"/>
    </style:style>
    <style:style style:name="P4" style:family="paragraph">
      <style:text-properties fo:color="#00ff00" fo:font-size="14pt" style:font-size-asian="14pt" style:font-size-complex="14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3366" fo:text-shadow="none"/>
    </style:style>
    <style:style style:name="T2" style:family="text">
      <style:text-properties fo:color="#0000ff"/>
    </style:style>
    <style:style style:name="T3" style:family="text">
      <style:text-properties fo:color="#00ff00"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7.6cm" svg:x="1.8cm" svg:y="6.2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0.962cm" svg:x="3.8cm" svg:y="5.201cm">
          <draw:text-box>
            <text:p text:style-name="P2"><text:span text:style-name="T1">SERVEUR</text:span></text:p>
          </draw:text-box>
        </draw:frame>
        <draw:custom-shape draw:style-name="gr3" draw:text-style-name="P1" xml:id="id3" draw:id="id3" draw:layer="layout" svg:width="5.2cm" svg:height="3.4cm" svg:x="3.2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2cm" svg:height="0.962cm" svg:x="4.2cm" svg:y="9.601cm">
          <draw:text-box>
            <text:p text:style-name="P3"><text:span text:style-name="T2">Moteur</text:span></text:p>
          </draw:text-box>
        </draw:frame>
        <draw:custom-shape draw:style-name="gr1" draw:text-style-name="P1" draw:layer="layout" svg:width="13.4cm" svg:height="7.6cm" svg:x="13.4cm" svg:y="6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0.962cm" svg:x="16.8cm" svg:y="5.001cm">
          <draw:text-box>
            <text:p text:style-name="P2"><text:span text:style-name="T1">CLIENT</text:span></text:p>
          </draw:text-box>
        </draw:frame>
        <draw:custom-shape draw:style-name="gr3" draw:text-style-name="P1" xml:id="id2" draw:id="id2" draw:layer="layout" svg:width="5.2cm" svg:height="3.4cm" svg:x="21.4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2cm" svg:height="0.962cm" svg:x="23cm" svg:y="9.401cm">
          <draw:text-box>
            <text:p text:style-name="P3"><text:span text:style-name="T2">IHM</text:span></text:p>
          </draw:text-box>
        </draw:frame>
        <draw:custom-shape draw:style-name="gr3" draw:text-style-name="P1" xml:id="id1" draw:id="id1" draw:layer="layout" svg:width="5.2cm" svg:height="3.4cm" svg:x="13.8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2cm" svg:height="0.962cm" svg:x="14.8cm" svg:y="9.401cm">
          <draw:text-box>
            <text:p text:style-name="P3"><text:span text:style-name="T2">Moteur</text:span></text:p>
          </draw:text-box>
        </draw:frame>
        <draw:connector draw:style-name="gr5" draw:text-style-name="P1" draw:layer="layout" draw:type="line" svg:x1="19cm" svg:y1="9.901cm" svg:x2="21.4cm" svg:y2="9.901cm" draw:start-shape="id1" draw:start-glue-point="10" draw:end-shape="id2" draw:end-glue-point="6" svg:d="M19000 9901h2400" svg:viewBox="0 0 2401 1">
          <text:p/>
        </draw:connector>
        <draw:frame draw:style-name="gr4" draw:text-style-name="P4" draw:layer="layout" svg:width="2.4cm" svg:height="0.806cm" svg:x="19.2cm" svg:y="8.995cm">
          <draw:text-box>
            <text:p text:style-name="P4"><text:span text:style-name="T3">Rendu</text:span></text:p>
          </draw:text-box>
        </draw:frame>
        <draw:frame draw:style-name="gr4" draw:text-style-name="P5" draw:layer="layout" svg:width="5.6cm" svg:height="0.806cm" svg:x="11.2cm" svg:y="5.594cm">
          <draw:text-box>
            <text:p text:style-name="P5"><text:span text:style-name="T4">Actions</text:span></text:p>
          </draw:text-box>
        </draw:frame>
        <draw:frame draw:style-name="gr4" draw:text-style-name="P5" draw:layer="layout" svg:width="3.2cm" svg:height="1.361cm" svg:x="10.6cm" svg:y="13.195cm">
          <draw:text-box>
            <text:p text:style-name="P5"><text:span text:style-name="T4">Actions? (GET)</text:span></text:p>
          </draw:text-box>
        </draw:frame>
        <draw:frame draw:style-name="gr4" draw:text-style-name="P5" draw:layer="layout" svg:width="5.6cm" svg:height="0.806cm" svg:x="10.4cm" svg:y="8.2cm">
          <draw:text-box>
            <text:p text:style-name="P5"><text:span text:style-name="T4">Actions</text:span></text:p>
          </draw:text-box>
        </draw:frame>
        <draw:connector draw:style-name="gr6" draw:text-style-name="P1" draw:layer="layout" draw:type="curve" draw:line-skew="0.596cm" svg:x1="16.4cm" svg:y1="11.601cm" svg:x2="5.8cm" svg:y2="11.801cm" draw:start-shape="id1" draw:start-glue-point="8" draw:end-shape="id3" svg:d="M16400 11601c0 1947-10600 1847-10600 200" svg:viewBox="0 0 10601 1449">
          <text:p/>
        </draw:connector>
        <draw:connector draw:style-name="gr6" draw:text-style-name="P1" draw:layer="layout" draw:type="curve" draw:line-skew="0.549cm" svg:x1="7.639cm" svg:y1="8.899cm" svg:x2="14.561cm" svg:y2="8.699cm" draw:start-shape="id3" draw:start-glue-point="11" draw:end-shape="id1" draw:end-glue-point="5" svg:d="M7639 8899c0-975 6922-875 6922-200" svg:viewBox="0 0 6923 720">
          <text:p/>
        </draw:connector>
        <draw:connector draw:style-name="gr6" draw:text-style-name="P1" draw:layer="layout" draw:type="curve" draw:line-skew="-1.2cm" svg:x1="24cm" svg:y1="8.201cm" svg:x2="5.8cm" svg:y2="8.401cm" draw:start-shape="id2" draw:start-glue-point="4" draw:end-shape="id3" draw:end-glue-point="4" svg:d="M24000 8201c0-2551-18200-2651-18200 200" svg:viewBox="0 0 18201 21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ihab bourezgui</meta:initial-creator>
    <meta:creation-date>2016-01-05T11:44:07.378028179</meta:creation-date>
    <dc:date>2016-01-05T11:52:24.717678123</dc:date>
    <dc:creator>chihab bourezgui</dc:creator>
    <meta:editing-duration>P0D</meta:editing-duration>
    <meta:editing-cycles>1</meta:editing-cycles>
    <meta:document-statistic meta:object-count="18"/>
    <meta:generator>LibreOffice/4.2.6.3$Linux_X86_64 LibreOffice_project/420$Build-3</meta:generator>
  </office:meta>
</office:document-meta>
</file>